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300" officeooo:paragraph-rsid="00059300"/>
    </style:style>
    <style:style style:name="P2" style:family="paragraph" style:parent-style-name="Standard">
      <style:text-properties fo:font-weight="bold" officeooo:rsid="00059300" officeooo:paragraph-rsid="000593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loyee Management System: </text:p>
      <text:p text:style-name="P1"/>
      <text:p text:style-name="P1">Login Credentials:</text:p>
      <text:p text:style-name="P1"/>
      <text:p text:style-name="P1">For Admin:</text:p>
      <text:p text:style-name="P1">email: <text:a xlink:type="simple" xlink:href="mailto:admin@gmail.com" text:style-name="Internet_20_link" text:visited-style-name="Visited_20_Internet_20_Link">admin@gmail.com</text:a></text:p>
      <text:p text:style-name="P1">Pass: <text:a xlink:type="simple" xlink:href="mailto:Admin@12345" text:style-name="Internet_20_link" text:visited-style-name="Visited_20_Internet_20_Link">Admin@12345</text:a></text:p>
      <text:p text:style-name="P1"/>
      <text:p text:style-name="P1">For Hr: </text:p>
      <text:p text:style-name="P1">email:<text:a xlink:type="simple" xlink:href="mailto:hr@gmail.com" text:style-name="Internet_20_link" text:visited-style-name="Visited_20_Internet_20_Link">hr@gmail.com</text:a></text:p>
      <text:p text:style-name="P1">pass: <text:a xlink:type="simple" xlink:href="mailto:Hr@12345" text:style-name="Internet_20_link" text:visited-style-name="Visited_20_Internet_20_Link">Hr@12345</text:a></text:p>
      <text:p text:style-name="P1"/>
      <text:p text:style-name="P1">For Employee:</text:p>
      <text:p text:style-name="P1">email: <text:a xlink:type="simple" xlink:href="mailto:emp@gmail.com" text:style-name="Internet_20_link" text:visited-style-name="Visited_20_Internet_20_Link">emp@gmail.com</text:a></text:p>
      <text:p text:style-name="P1">pass: <text:a xlink:type="simple" xlink:href="mailto:Emp@gmail.com" text:style-name="Internet_20_link" text:visited-style-name="Visited_20_Internet_20_Link">Emp@</text:a>12345</text:p>
      <text:p text:style-name="P1"/>
      <text:p text:style-name="P1">Note: You can create your own login credentials for employee and hr after log in to the admin panel.</text:p>
      <text:p text:style-name="P1"/>
      <text:p text:style-name="P1"/>
      <text:p text:style-name="P2">System Details: </text:p>
      <text:p text:style-name="P1">1. There are three admin panels <text:s/>for (admin, hr,employee).</text:p>
      <text:p text:style-name="P1">2. Admin can create unlimited users(hr, employee) credentials.</text:p>
      <text:p text:style-name="P1">3. Material UI (MUI) and Sass are used for styling purpose.</text:p>
      <text:p text:style-name="P1">4. rechart is used to create charts.</text:p>
      <text:p text:style-name="P1">5. React-Toastify npm package is used for notification after update/dele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5:39:44.350268613</meta:creation-date>
    <dc:date>2022-09-14T16:03:16.581882661</dc:date>
    <meta:editing-duration>PT13M22S</meta:editing-duration>
    <meta:editing-cycles>1</meta:editing-cycles>
    <meta:document-statistic meta:table-count="0" meta:image-count="0" meta:object-count="0" meta:page-count="1" meta:paragraph-count="18" meta:word-count="88" meta:character-count="589" meta:non-whitespace-character-count="515"/>
    <meta:generator>LibreOffice/7.2.6.2$Linux_X86_64 LibreOffice_project/20$Build-2</meta:generator>
  </office:meta>
</office:document-meta>
</file>